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.fromLambda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ClassAspectIntegrationTests.assertAdviceWasApplied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.from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ChangingAspect.touch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onfig.touch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spectIntegrationTests.withInnerClassAndLambda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Aspect.after( JoinPoint 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Aspect.nameChanging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Aspect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spectIntegrationTests.aspectAnnotate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spectIntegrationTests.configurationIncludes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